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style>
    <style:style style:name="P12" style:family="paragraph" style:parent-style-name="Standard">
      <style:paragraph-properties fo:margin-top="0in" fo:margin-bottom="0in"/>
    </style:style>
    <style:style style:name="P13" style:family="paragraph" style:parent-style-name="Text_20_body">
      <style:paragraph-properties fo:margin-top="0in" fo:margin-bottom="0in"/>
    </style:style>
    <style:style style:name="P14" style:family="paragraph" style:parent-style-name="Standard" style:list-style-name="L1">
      <style:text-properties fo:font-style="normal" style:font-style-asian="normal" style:font-style-complex="normal"/>
    </style:style>
    <style:style style:name="P15" style:family="paragraph" style:parent-style-name="Standard" style:list-style-name="L8"/>
    <style:style style:name="P16" style:family="paragraph" style:parent-style-name="Standard">
      <style:paragraph-properties fo:margin-top="0in" fo:margin-bottom="0in"/>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Heading_20_1">
      <style:text-properties fo:font-style="normal" style:font-style-asian="normal" style:font-style-complex="normal"/>
    </style:style>
    <style:style style:name="P30" style:family="paragraph" style:parent-style-name="Heading_20_2">
      <style:text-properties fo:font-style="normal" style:text-underline-style="none" style:font-style-asian="normal" style:font-style-complex="normal"/>
    </style:style>
    <style:style style:name="P31" style:family="paragraph" style:parent-style-name="Heading_20_3">
      <style:text-properties fo:font-style="normal" style:font-style-asian="normal" style:font-style-complex="normal"/>
    </style:style>
    <style:style style:name="P32" style:family="paragraph" style:parent-style-name="Heading_20_3">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6">©</text:span><text:span text:style-name="T5">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8-17T13:22:34" text:fixed="true">2014-08-17</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2"> information about the design of Mist. Primarily the design of Mist’s </text:span><text:span text:style-name="T1">implementation</text:span><text:span text:style-name="T2">, as opposed to its language design.</text:span></text:p>
      <text:p text:style-name="P2"/>
      <text:h text:style-name="P29"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0103981201" text:style-name="L1">
        <text:list-item>
          <text:p text:style-name="P14">Single-threaded. Mist (initially) has no concurrency mechanism. There will be something later, likely a variant of the Actor model based on asynchronous message sending.</text:p>
        </text:list-item>
        <text:list-item>
          <text:p text:style-name="P14">Super/self. Mist has no super send, but there are somewhat similar special rules for self sends. In some cases, this allows self sends to be early-bound – that is, the invoked method can be determined at compile time.</text:p>
          <text:p text:style-name="P14"/>
        </text:list-item>
      </text:list>
      <text:h text:style-name="P29" text:outline-level="1"><text:soft-page-break/>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522894355" text:style-name="L2">
        <text:list-item>
          <text:p text:style-name="P17">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7">Mist as a library. A Mist program defines some entry points, and is compiled as a .so shared object file. There is no “main” here, there are only entry points that can be called from a program written in any language.</text:p>
        </text:list-item>
        <text:list-item>
          <text:p text:style-name="P17">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29" text:outline-level="1">Image Format</text:h>
      <text:p text:style-name="Text_20_body"><text:span text:style-name="T2">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2">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29" text:outline-level="1">Methods</text:h>
      <text:p text:style-name="P6">In a traditional Smalltalk implementation, most of the code of the system exists as bytecodes in instances of CompiledMethod. The virtual machine provides the rest of the code: </text:p>
      <text:list xml:id="list685958550" text:style-name="L3">
        <text:list-item>
          <text:p text:style-name="P18">A bytecode interpreter implementing language-level features like assigning to variables, sending messages, and returning from methods</text:p>
        </text:list-item>
        <text:list-item>
          <text:p text:style-name="P18">Memory management code, including object allocation and garbage collection</text:p>
        </text:list-item>
        <text:list-item>
          <text:p text:style-name="P18"><text:soft-page-break/>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31" text:outline-level="3">Primitive Methods</text:h>
      <text:p text:style-name="P6">Mist, like Smalltalk, only supports a very few basic operations at the language level. All the language lets you do is:</text:p>
      <text:list xml:id="list215501639" text:style-name="L4">
        <text:list-item>
          <text:p text:style-name="P19">Specify a limited set of objects literally (numbers, strings, symbols, arrays, blocks...)</text:p>
        </text:list-item>
        <text:list-item>
          <text:p text:style-name="P19">Reference a few special constant objects (nil, true, false)</text:p>
        </text:list-item>
        <text:list-item>
          <text:p text:style-name="P19">Reference the implicit temporary variable “self”</text:p>
        </text:list-item>
        <text:list-item>
          <text:p text:style-name="P19">Declare formal parameters and temporary variables</text:p>
        </text:list-item>
        <text:list-item>
          <text:p text:style-name="P19">Reference variables (parameters, temporaries, instance, shared)</text:p>
        </text:list-item>
        <text:list-item>
          <text:p text:style-name="P19">Assign to assignable variables</text:p>
        </text:list-item>
        <text:list-item>
          <text:p text:style-name="P19">Send messages</text:p>
        </text:list-item>
        <text:list-item>
          <text:p text:style-name="P19">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2">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29" text:outline-level="1">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29" text:outline-level="1">Image Startup</text:h>
      <text:p text:style-name="P2"/>
      <text:p text:style-name="Standard"><text:span text:style-name="T2">The Mist image is an ELF64 executable. Its header object specifies that the entire file be loaded into memory at address 16r400000 and execution should start at an </text:span><text:span text:style-name="T1">initialization method</text:span><text:span text:style-name="T3">. </text:span></text:p>
      <text:p text:style-name="P3"><text:soft-page-break/></text:p>
      <text:h text:style-name="P30" text:outline-level="2">Initial State</text:h>
      <text:h text:style-name="P32"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4">martin@mite /proc/23090 $ cat maps</text:p>
      <text:p text:style-name="P4">00400000-00402000 rwxp 00000000 08:03 12329631 <text:s text:c="25"/>&lt;path to image&gt;</text:p>
      <text:p text:style-name="P4">00402000-00502000 rwxp 00000000 00:00 0 <text:s text:c="33"/>[heap]</text:p>
      <text:p text:style-name="P4">7ffff7ffe000-7ffff7fff000 r-xp 00000000 00:00 0 <text:s text:c="25"/>[vdso]</text:p>
      <text:p text:style-name="P4">7ffffffdd000-7ffffffff000 rwxp 00000000 00:00 0 <text:s text:c="25"/>[stack]</text:p>
      <text:p text:style-name="P4">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32" text:outline-level="3">Registers</text:h>
      <text:p text:style-name="P3">The contents of the general-purpose registers at startup looks like this:</text:p>
      <text:p text:style-name="P3"/>
      <text:p text:style-name="P5">(gdb) info registers</text:p>
      <text:p text:style-name="P5">rax <text:s text:c="11"/>0x0 <text:s text:c="5"/>0</text:p>
      <text:p text:style-name="P5">rbx <text:s text:c="11"/>0x0 <text:s text:c="5"/>0</text:p>
      <text:p text:style-name="P5">rcx <text:s text:c="11"/>0x0 <text:s text:c="5"/>0</text:p>
      <text:p text:style-name="P5">rdx <text:s text:c="11"/>0x0 <text:s text:c="5"/>0</text:p>
      <text:p text:style-name="P5">rsi <text:s text:c="11"/>0x0 <text:s text:c="5"/>0</text:p>
      <text:p text:style-name="P5">rdi <text:s text:c="11"/>0x0 <text:s text:c="5"/>0</text:p>
      <text:p text:style-name="P5">rbp <text:s text:c="11"/>0x0 <text:s text:c="5"/>0x0</text:p>
      <text:p text:style-name="P5">rsp <text:s text:c="11"/>0x7fffffffdac0 <text:s text:c="2"/>0x7fffffffdac0</text:p>
      <text:p text:style-name="P5">r8 <text:s text:c="12"/>0x0 <text:s text:c="5"/>0</text:p>
      <text:p text:style-name="P5">r9 <text:s text:c="12"/>0x0 <text:s text:c="5"/>0</text:p>
      <text:p text:style-name="P5">r10 <text:s text:c="11"/>0x0 <text:s text:c="5"/>0</text:p>
      <text:p text:style-name="P5">r11 <text:s text:c="11"/>0x0 <text:s text:c="5"/>0</text:p>
      <text:p text:style-name="P5"><text:soft-page-break/>r12 <text:s text:c="11"/>0x0 <text:s text:c="5"/>0</text:p>
      <text:p text:style-name="P5">r13 <text:s text:c="11"/>0x0 <text:s text:c="5"/>0</text:p>
      <text:p text:style-name="P5">r14 <text:s text:c="11"/>0x0 <text:s text:c="5"/>0</text:p>
      <text:p text:style-name="P5">r15 <text:s text:c="11"/>0x0 <text:s text:c="5"/>0</text:p>
      <text:p text:style-name="P5">rip <text:s text:c="11"/>0x4001b1 0x4001b1</text:p>
      <text:p text:style-name="P5">eflags <text:s text:c="8"/>0x202 <text:s text:c="3"/>[ IF ]</text:p>
      <text:p text:style-name="P5">cs <text:s text:c="12"/>0x33 <text:s text:c="4"/>51</text:p>
      <text:p text:style-name="P5">ss <text:s text:c="12"/>0x2b <text:s text:c="4"/>43</text:p>
      <text:p text:style-name="P5">ds <text:s text:c="12"/>0x0 <text:s text:c="5"/>0</text:p>
      <text:p text:style-name="P5">es <text:s text:c="12"/>0x0 <text:s text:c="5"/>0</text:p>
      <text:p text:style-name="P5">fs <text:s text:c="12"/>0x0 <text:s text:c="5"/>0</text:p>
      <text:p text:style-name="P5">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32" text:outline-level="3">Stack</text:h>
      <text:p text:style-name="P7">The kernel puts the arguments and environment variables of the process into the area after the stack pointer. The 64-bit word pointed to by rsp is the argument count.</text:p>
      <text:p text:style-name="P5">(gdb) x/g 0x7fffffffdac0</text:p>
      <text:p text:style-name="P5">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5">(gdb) x/4g 0x7fffffffdac0</text:p>
      <text:p text:style-name="P5">0x7fffffffdac0: 0x3 <text:s text:c="4"/>0x7fffffffde6b</text:p>
      <text:p text:style-name="P5">0x7fffffffdad0: 0x7fffffffde9d <text:s/>0x7fffffffdea1</text:p>
      <text:p text:style-name="P5"/>
      <text:p text:style-name="P3">They’re pointers into farther into the stuff in the stack area. They should point to null-terminated strings.</text:p>
      <text:p text:style-name="P3"/>
      <text:p text:style-name="P5">(gdb) x/s 0x7fffffffde6b</text:p>
      <text:p text:style-name="P5">0x7fffffffde6b: "/home/martin/Projects/Mist/pharo3.0/shared/test42"</text:p>
      <text:p text:style-name="P5">(gdb) x/s 0x7fffffffde9d</text:p>
      <text:p text:style-name="P5">0x7fffffffde9d: "foo"</text:p>
      <text:p text:style-name="P5">(gdb) x/s 0x7fffffffdea1</text:p>
      <text:p text:style-name="P5">0x7fffffffdea1: "bar"</text:p>
      <text:p text:style-name="P3"/>
      <text:p text:style-name="P3">And indeed they do. So that’s how the arguments work, what about the environment? The environment is supposed to follow the arguments, after a zero word. Let’s see:</text:p>
      <text:p text:style-name="P3"/>
      <text:p text:style-name="P5">0x7fffffffdac0: 0x0000000000000003 <text:s text:c="5"/>0x00007fffffffde6b</text:p>
      <text:p text:style-name="P5">0x7fffffffdad0: 0x00007fffffffde9d <text:s text:c="5"/>0x00007fffffffdea1</text:p>
      <text:p text:style-name="P5">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5">(gdb) x/s 0x00007fffffffefb0</text:p>
      <text:p text:style-name="P5">0x7fffffffefb0: "OPENCL_PROFILE=nvidia"</text:p>
      <text:p text:style-name="P5"/>
      <text:p text:style-name="P1"><text:span text:style-name="T4">But – </text:span><text:span text:style-name="T3">We still have some unaccounted space. What is this?</text:span></text:p>
      <text:p text:style-name="P3"/>
      <text:p text:style-name="P5">0x7fffffffdd00: 0x00007fffffffefb0 <text:s text:c="5"/>0x0000000000000000</text:p>
      <text:p text:style-name="P5">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5">0x7fffffffdd00: 0x00007fffffffefb0 <text:s text:c="5"/>0x0000000000000000</text:p>
      <text:p text:style-name="P5">0x7fffffffdd10: 0x0000000000000021 <text:s text:c="5"/>0x00007ffff7ffe000</text:p>
      <text:p text:style-name="P5">0x7fffffffdd20: 0x0000000000000010 <text:s text:c="5"/>0x00000000bfebfbff</text:p>
      <text:p text:style-name="P5">0x7fffffffdd30: 0x0000000000000006 <text:s text:c="5"/>0x0000000000001000</text:p>
      <text:p text:style-name="P5">0x7fffffffdd40: 0x0000000000000011 <text:s text:c="5"/>0x0000000000000064</text:p>
      <text:p text:style-name="P5">0x7fffffffdd50: 0x0000000000000003 <text:s text:c="5"/>0x0000000000400040</text:p>
      <text:p text:style-name="P5">0x7fffffffdd60: 0x0000000000000004 <text:s text:c="5"/>0x0000000000000038</text:p>
      <text:p text:style-name="P5">0x7fffffffdd70: 0x0000000000000005 <text:s text:c="5"/>0x0000000000000001</text:p>
      <text:p text:style-name="P5">0x7fffffffdd80: 0x0000000000000007 <text:s text:c="5"/>0x0000000000000000</text:p>
      <text:p text:style-name="P5">0x7fffffffdd90: 0x0000000000000008 <text:s text:c="5"/>0x0000000000000000</text:p>
      <text:p text:style-name="P5">0x7fffffffdda0: 0x0000000000000009 <text:s text:c="5"/>0x00000000004001b0</text:p>
      <text:p text:style-name="P5">0x7fffffffddb0: 0x000000000000000b <text:s text:c="5"/>0x00000000000003e8</text:p>
      <text:p text:style-name="P5">0x7fffffffddc0: 0x000000000000000c <text:s text:c="5"/>0x00000000000003e8</text:p>
      <text:p text:style-name="P5">0x7fffffffddd0: 0x000000000000000d <text:s text:c="5"/>0x00000000000003e8</text:p>
      <text:p text:style-name="P5">0x7fffffffdde0: 0x000000000000000e <text:s text:c="5"/>0x00000000000003e8</text:p>
      <text:p text:style-name="P5">0x7fffffffddf0: 0x0000000000000017 <text:s text:c="5"/>0x0000000000000000</text:p>
      <text:p text:style-name="P5">0x7fffffffde00: 0x0000000000000019 <text:s text:c="5"/>0x00007fffffffde49</text:p>
      <text:p text:style-name="P5">0x7fffffffde10: 0x000000000000001f <text:s text:c="5"/>0x00007fffffffefc6</text:p>
      <text:p text:style-name="P5">0x7fffffffde20: 0x000000000000000f <text:s text:c="5"/>0x00007fffffffde59</text:p>
      <text:p text:style-name="P5">0x7fffffffde30: 0x0000000000000000 <text:s text:c="5"/>0x0000000000000000</text:p>
      <text:p text:style-name="P5">0x7fffffffde40: 0x0000000000000000 <text:s text:c="5"/>0x001d41f5d83fea00</text:p>
      <text:p text:style-name="P5">0x7fffffffde50: 0xa7b63b8fdfd1d49b <text:s text:c="5"/>0x0034365f36387868</text:p>
      <text:p text:style-name="P5">0x7fffffffde60: 0x0000000000000000 <text:s text:c="5"/>0x656d6f682f000000</text:p>
      <text:p text:style-name="P5"/>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30" text:outline-level="2"><text:soft-page-break/>Startup Sequence</text:h>
      <text:p text:style-name="P3"/>
      <text:p text:style-name="P3"/>
      <text:p text:style-name="P3"/>
      <text:p text:style-name="P3">The initialization method is special in that it never returns, since it has no sender. </text:p>
      <text:p text:style-name="P3"/>
      <text:p text:style-name="P3">&gt;&gt;&gt; needs completion</text:p>
      <text:p text:style-name="P3"/>
      <text:p text:style-name="P3"/>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359900997" text:style-name="L5">
        <text:list-item>
          <text:p text:style-name="P22"><text:span text:style-name="T2">Method lookup is done by executing Mist code. Therefore, to avoid infinite recursion, the Mist code used to look up methods in dictionaries must </text:span><text:span text:style-name="T1">not </text:span><text:span text:style-name="T2">do any method lookups, even though it does (of course) send messages. See the Method Lookup section.</text:span></text:p>
        </text:list-item>
        <text:list-item>
          <text:p text:style-name="P20">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2">Th</text:span><text:span text:style-name="T2">ese requirements can get a little tricky, but there are solutions</text:span><text:span text:style-name="T2">. See the sections </text:span><text:span text:style-name="T2">referenced above</text:span><text:span text:style-name="T2">.</text:span></text:p>
      <text:h text:style-name="P29" text:outline-level="1">Blocks</text:h>
      <text:p text:style-name="Text_20_body"><text:span text:style-name="T2">Starting with </text:span><text:span text:style-name="T2">Smalltalk-80, </text:span><text:span text:style-name="T2">messages to code </text:span><text:span text:style-name="T1">blocks</text:span><text:span text:style-name="T2"> </text:span><text:span text:style-name="T2">have been used to implement the flow-of-control operations that in most other languages are part of the language itself. Mist follows in this tradition. In Smalltalk-80, blocks </text:span><text:span text:style-name="T2">were not closures. Most modern Smalltalk implementations implement blocks as closures, as does Mist. A </text:span><text:span text:style-name="T1">closure</text:span><text:span text:style-name="T2">, in general, is a function that captures the variables in its environment. </text:span><text:span text:style-name="T2">To see what that means in the context of Mist, </text:span><text:span text:style-name="T2">let’s look at </text:span><text:span text:style-name="T2">an</text:span><text:span text:style-name="T2"> example.</text:span></text:p>
      <text:p text:style-name="P8">Block example 1</text:p>
      <text:p text:style-name="Standard"><text:span text:style-name="Code">gcMark</text:span></text:p>
      <text:p text:style-name="Standard"><text:span text:style-name="Code"><text:s text:c="3"/>isGcMarked ifFalse: [isGcMarked := true.</text:span></text:p>
      <text:p text:style-name="Standard"><text:span text:style-name="Code"><text:s text:c="24"/>self allReferencesDo: [:each | each gcMark]].</text:span></text:p>
      <text:p text:style-name="Text_20_body">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text:span><text:span text:style-name="T1">constructor</text:span><text:span text:style-name="T2">, some code delimited with square brackets. </text:span><text:soft-page-break/><text:span text:style-name="T2">The block </text:span><text:span text:style-name="T2">constructor</text:span><text:span text:style-name="T2"> specifies what kind of </text:span><text:span text:style-name="T2">block (a </text:span><text:span text:style-name="T2">closure </text:span><text:span text:style-name="T2">instance) </text:span><text:span text:style-name="T2">should actually be passed to the message send at runtime. This particular block </text:span><text:span text:style-name="T2">constructor</text:span><text:span text:style-name="T2"> contains another block </text:span><text:span text:style-name="T2">constructor</text:span><text:span text:style-name="T2">. The inner block takes a single argument, </text:span><text:span text:style-name="Code">each</text:span><text:span text:style-name="T2">, </text:span><text:span text:style-name="T2">and </text:span><text:span text:style-name="T2">sends</text:span><text:span text:style-name="T2"> that argument one message, </text:span><text:span text:style-name="Code">gcMark</text:span><text:span text:style-name="T2">. It does not make reference to any other variables. </text:span><text:span text:style-name="T2">The outer block, </text:span><text:span text:style-name="T2">however, </text:span><text:span text:style-name="T2">does reference variables from the environment in which it is defined. It references </text:span><text:span text:style-name="Code">self</text:span><text:span text:style-name="T2">, and an instance variable of </text:span><text:span text:style-name="Code">self</text:span><text:span text:style-name="T2">, </text:span><text:span text:style-name="Code">isGcMarked</text:span><text:span text:style-name="T2">. In general, code within a block </text:span><text:span text:style-name="T2">constructor</text:span><text:span text:style-name="T2"> may refer to any of the following </text:span><text:span text:style-name="T2">variables and constants in its environment</text:span><text:span text:style-name="T2">:</text:span></text:p>
      <text:list xml:id="list1718186951" text:style-name="L6">
        <text:list-item>
          <text:p text:style-name="P23">Its own formal parameters</text:p>
        </text:list-item>
        <text:list-item>
          <text:p text:style-name="P23">Its own declared temporary variables</text:p>
        </text:list-item>
        <text:list-item>
          <text:p text:style-name="P23">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3">Formal parameters and temporary variables declared in the method in which it appears. </text:p>
        </text:list-item>
        <text:list-item>
          <text:p text:style-name="P23"><text:span text:style-name="T2">The pseudo-variable </text:span><text:span text:style-name="Code">self</text:span>, indicating the receiver of the message which caused the invocation of the method in which the block constructor appears.</text:p>
        </text:list-item>
        <text:list-item>
          <text:p text:style-name="P23">Any instance variable of <text:span text:style-name="Code">self</text:span>.</text:p>
        </text:list-item>
        <text:list-item>
          <text:p text:style-name="P23"><text:span text:style-name="T2">A</text:span><text:span text:style-name="T2">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Standard"><text:span text:style-name="Code">newCounter</text:span></text:p>
      <text:p text:style-name="Standard"><text:span text:style-name="Code"><text:s text:c="3"/></text:span><text:span text:style-name="Code">| count |</text:span></text:p>
      <text:p text:style-name="Standard"><text:span text:style-name="Code"><text:s text:c="3"/></text:span><text:span text:style-name="Code">count := 0.</text:span></text:p>
      <text:p text:style-name="Standard"><text:span text:style-name="Code"><text:s text:c="3"/></text:span><text:span text:style-name="Code">^[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oft-page-break/><text:span text:style-name="T2">M</text:span><text:span text:style-name="T2">ost Smalltalk implementations have special bytecodes and virtual machine support for implementing blocks. Mist does not have these options, so </text:span><text:span text:style-name="T2">it </text:span><text:span text:style-name="T2">relies on mechanisms it already has – </text:span><text:span text:style-name="T2">classes, </text:span><text:span text:style-name="T2">objects, and messages. </text:span><text:span text:style-name="T2">And it turns out that </text:span><text:span text:style-name="T2">these constructs</text:span><text:span text:style-name="T2"> are quite sufficient to do what must be done. </text:span><text:span text:style-name="T2">The compiler must do some extra work to specify those objects and messages. </text:span><text:span text:style-name="T2">In the general case, the compiler must do the following </text:span><text:span text:style-name="T2">to compile each method or block </text:span><text:span text:style-name="T2">constructor</text:span><text:span text:style-name="T2"> which contains a block </text:span><text:span text:style-name="T2">constructor</text:span><text:span text:style-name="T2">:</text:span></text:p>
      <text:list xml:id="list101466419" text:style-name="L7">
        <text:list-item>
          <text:p text:style-name="P24"><text:span text:style-name="T2">For each block </text:span><text:span text:style-name="T2">constructor</text:span><text:span text:style-name="T2"> in </text:span><text:span text:style-name="T2">a</text:span><text:span text:style-name="T2"> method </text:span><text:span text:style-name="T2">(or in a block </text:span><text:span text:style-name="T2">constructor</text:span><text:span text:style-name="T2">)</text:span><text:span text:style-name="T2">, the compiler creates an anonymous </text:span><text:span text:style-name="T2">block </text:span><text:span text:style-name="T2">closure class, extending a base closure class with a single method which implements the code in the body of the </text:span><text:span text:style-name="T2">block </text:span><text:span text:style-name="T2">constructor</text:span><text:span text:style-name="T2">.</text:span></text:p>
        </text:list-item>
        <text:list-item>
          <text:p text:style-name="P24"><text:span text:style-name="T2">The compiler also creates an anonymous shared variable class </text:span><text:span text:style-name="T2">with an instance variable for </text:span><text:span text:style-name="T2">self, </text:span><text:span text:style-name="T2">and </text:span><text:span text:style-name="T2">instance variables for each formal parameter or temporary variable declared in the method or block </text:span><text:span text:style-name="T2">constructor</text:span><text:span text:style-name="T2">.</text:span></text:p>
        </text:list-item>
        <text:list-item>
          <text:p text:style-name="P24"><text:span text:style-name="T2">T</text:span><text:span text:style-name="T2">he compiler inserts code at the beginning of the method or block to create an instance of the shared variable class and initialize it with the values of the formal parameters.</text:span></text:p>
        </text:list-item>
        <text:list-item>
          <text:p text:style-name="P21">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1">In the code of the method or enclosing block, all references to temporary variables must be replaced with getter or setter message sends directed to the shared variable instance.</text:p>
        </text:list-item>
        <text:list-item>
          <text:p text:style-name="P21">In the code of the enclosed block, all references to variables from the outer context must be replaced with getter or setter message sends directed to the shared variable instance.</text:p>
        </text:list-item>
        <text:list-item>
          <text:p text:style-name="P24"><text:span text:style-name="T2">In the code of the enclosed block, the pseudo-variable </text:span><text:span text:style-name="Code">self</text:span><text:span text:style-name="T2"> must be compiled as the send of a getter message to the shared variable instance. The code within the block </text:span><text:span text:style-name="T2">constructor</text:span><text:span text:style-name="T2"> has no way to reference the </text:span><text:span text:style-name="T2">block</text:span><text:span text:style-name="T2"> instance </text:span><text:span text:style-name="T2">itself</text:span><text:span text:style-name="T2">, unless it is passed in as an argument when it is invoked.</text:span></text:p>
        </text:list-item>
        <text:list-item>
          <text:p text:style-name="P24"><text:span text:style-name="T2">In the code of the enclosed block, references to instance variables must be handled specially. It can get a reference to </text:span><text:span text:style-name="Code">self</text:span><text:span text:style-name="T2"> from the shared variable instance, but to retrieve or modify instance </text:span><text:span text:style-name="T2">variables of that object it must send getter and setter messages to that stored </text:span><text:span text:style-name="Code">self</text:span><text:span text:style-name="T2">. If the setter and getter methods do not exist, the compiler must create private ones for this use.</text:span></text:p>
        </text:list-item>
      </text:list>
      <text:p text:style-name="P6">Block example 2, then, would be transformed by the compiler into something like this:</text:p>
      <text:p text:style-name="Text_20_body"><text:soft-page-break/><text:span text:style-name="T2">&lt;sharedVariableClass&gt; for </text:span><text:span text:style-name="Code">#newCounter</text:span><text:span text:style-name="T2"> has at least two instance variables: </text:span><text:span text:style-name="Code">slf</text:span><text:span text:style-name="T2"> and </text:span><text:span text:style-name="Code">count</text:span><text:span text:style-name="T2">. (</text:span><text:span text:style-name="Code">self</text:span><text:span text:style-name="T2"> from the outer context is represented as </text:span><text:span text:style-name="Code">slf</text:span><text:span text:style-name="T2"> since </text:span><text:span text:style-name="Code">self</text:span><text:span text:style-name="T2"> is one of the few reserved words in Mist </text:span><text:span text:style-name="T2">and therefore cannot be used to name an instance variable</text:span><text:span text:style-name="T2">.)</text:span></text:p>
      <text:p text:style-name="Standard"><text:span text:style-name="Code">slf</text:span></text:p>
      <text:p text:style-name="Standard"><text:span text:style-name="Code"><text:s text:c="3"/>^</text:span><text:span text:style-name="Code">slf.</text:span></text:p>
      <text:p text:style-name="Standard"/>
      <text:p text:style-name="Standard"><text:span text:style-name="Code">slf: anObject</text:span></text:p>
      <text:p text:style-name="Standard"><text:span text:style-name="Code"><text:s text:c="3"/></text:span><text:span text:style-name="Code">slf := anObject.</text:span></text:p>
      <text:p text:style-name="Standard"><text:span text:style-name="Code"><text:s text:c="3"/></text:span><text:span text:style-name="Code">^slf.</text:span></text:p>
      <text:p text:style-name="Standard"/>
      <text:p text:style-name="Standard"><text:span text:style-name="Code">c</text:span><text:span text:style-name="Code">ount</text:span></text:p>
      <text:p text:style-name="Standard"><text:span text:style-name="Code"><text:s text:c="3"/>^count.</text:span></text:p>
      <text:p text:style-name="Standard"/>
      <text:p text:style-name="Standard"><text:span text:style-name="Code">count: anObject</text:span></text:p>
      <text:p text:style-name="Standard"><text:span text:style-name="Code"><text:s text:c="3"/></text:span><text:span text:style-name="Code">count := anObject.</text:span></text:p>
      <text:p text:style-name="Standard"><text:span text:style-name="Code"><text:s text:c="3"/></text:span><text:span text:style-name="Code">^count.</text:span></text:p>
      <text:p text:style-name="Text_20_body">&lt;closureClass&gt; for the block in #newCounter. Has one instance variable, sharedContext.</text:p>
      <text:p text:style-name="Standard"><text:span text:style-name="Code">sharedContext: anObject</text:span></text:p>
      <text:p text:style-name="Standard"><text:span text:style-name="Code"><text:s text:c="3"/></text:span><text:span text:style-name="Code">sharedContext := anObject.</text:span></text:p>
      <text:p text:style-name="Standard"/>
      <text:p text:style-name="Standard"><text:span text:style-name="Code">value</text:span></text:p>
      <text:p text:style-name="Standard"><text:span text:style-name="Code"><text:s text:c="3"/>^</text:span><text:span text:style-name="Code">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Standard"><text:span text:style-name="Code">newCounter</text:span></text:p>
      <text:p text:style-name="Standard"><text:span text:style-name="Code"><text:s text:c="3"/></text:span><text:span text:style-name="Code">| sharedContext block1 |</text:span></text:p>
      <text:p text:style-name="Standard"><text:span text:style-name="Code"><text:s text:c="3"/></text:span><text:span text:style-name="Code">sharedContext := </text:span>&lt;sharedVariableClass&gt;<text:span text:style-name="Code"> new.</text:span></text:p>
      <text:p text:style-name="Standard"><text:span text:style-name="Code"><text:s text:c="3"/></text:span><text:span text:style-name="Code">sharedContext slf: self.</text:span></text:p>
      <text:p text:style-name="Standard"><text:span text:style-name="Code"><text:s text:c="3"/></text:span><text:span text:style-name="Code">block1 := </text:span><text:span text:style-name="Code">&lt;closureClass&gt;</text:span><text:span text:style-name="Code"> new.</text:span></text:p>
      <text:p text:style-name="Standard"><text:span text:style-name="Code"><text:s text:c="3"/></text:span><text:span text:style-name="Code">block1 sharedContext: sharedContext.</text:span></text:p>
      <text:p text:style-name="Standard"><text:span text:style-name="Code"><text:s text:c="3"/></text:span><text:span text:style-name="Code">sharedContext count: 0.</text:span></text:p>
      <text:p text:style-name="Standard"><text:span text:style-name="Code"><text:s text:c="3"/></text:span><text:span text:style-name="Code">^block1.</text:span></text:p>
      <text:p text:style-name="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text:soft-page-break/>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text:span><text:span text:style-name="Code">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1525762099" text:style-name="L8">
        <text:list-item>
          <text:p text:style-name="P2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5">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exception to the normal language rules can be confusing, and clearly conflicts with the Mist project value of consistency.</text:p>
        </text:list-item>
        <text:list-item>
          <text:p text:style-name="P25">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15"><text:span text:style-name="Code">nand: aBlock</text:span></text:p>
          <text:p text:style-name="P15"><text:span text:style-name="Code"><text:s text:c="3"/></text:span><text:span text:style-name="Code">^(self and: aBlock) not.</text:span></text:p>
          <text:p text:style-name="P25">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text:soft-page-break/>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2"> must be done to break this cycle. </text:span><text:span text:style-name="T2">One possibility is the...</text:span></text:p>
      <text:h text:style-name="Heading_20_3" text:outline-level="3"><text:span text:style-name="T2">C</text:span><text:span text:style-name="T2">lean block optimization</text:span></text:h>
      <text:p text:style-name="Text_20_body"><text:span text:style-name="T2">One fairly obvious </text:span><text:span text:style-name="T2">change that seems likely to</text:span><text:span text:style-name="T2"> improve the </text:span><text:span text:style-name="T2">performance of the block implementation </text:span><text:span text:style-name="T2">scheme shown above</text:span><text:span text:style-name="T2"> </text:span><text:span text:style-name="T2">is to only share through a shared variable object those temporary variables that are actually </text:span><text:span text:style-name="T1">referenced</text:span><text:span text:style-name="T2"> within a block. Method temporaries that are only referenced by the method itself can remain ordinary temporaries. </text:span><text:span text:style-name="T2">T</text:span><text:span text:style-name="T2">his optimization is fairly easy for the compiler to do, </text:span><text:span text:style-name="T2">though it does make the compiler more complex</text:span><text:span text:style-name="T2">. Since </text:span><text:span text:style-name="T2">the compiler </text:span><text:span text:style-name="T2">must examine each variable name used to determine if it is in scope, it can mark each variable that must be shared.</text:span></text:p>
      <text:p text:style-name="Text_20_body"><text:span text:style-name="T2">Of particular interest is the case where a block </text:span><text:span text:style-name="T2">references</text:span><text:span text:style-name="T2"> </text:span><text:span text:style-name="T1">no</text:span><text:span text:style-name="T2"> variables </text:span><text:span text:style-name="T2">that must be accessed </text:span><text:span text:style-name="T2">through a shared variable object. This is the case if the block references only global constants, its own formal parameters, and the temporary variables declared within the block itself. </text:span><text:span text:style-name="T2">Such blocks are often called </text:span><text:span text:style-name="T1">clean blocks</text:span><text:span text:style-name="T2">.</text:span><text:span text:style-name="T1"> </text:span><text:span text:style-name="T2">Any reference to </text:span><text:span text:style-name="Code">self</text:span><text:span text:style-name="T2">, <text:s/>or a formal parameter or temporary variable from an outer context, disqualifies a block from being considered clean.</text:span></text:p>
      <text:p text:style-name="P6">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2">However, the traditional flow-of-control messages like </text:span><text:span text:style-name="Code">#ifTrue:</text:span><text:span text:style-name="T2"> take a nilary (zero-argument) block. With no arguments, such a block is very limited in what it can do. One solution to this is to implement </text:span><text:soft-page-break/><text:span text:style-name="T2">a very small set of rather inelegant messages like </text:span><text:span text:style-name="Code">#ifTrue:arg1:arg2:arg3:</text:span><text:span text:style-name="T2">, which would be </text:span><text:span text:style-name="T2">implemented in class </text:span><text:span text:style-name="Code">True</text:span><text:span text:style-name="T2"> like this:</text:span></text:p>
      <text:list xml:id="list945280200" text:continue-numbering="true" text:style-name="L8">
        <text:list-header>
          <text:p text:style-name="P15"><text:span text:style-name="Code">ifTrue: aBlock arg1: arg1 arg2: arg2 arg3: arg3</text:span></text:p>
          <text:p text:style-name="P15"><text:span text:style-name="Code"><text:s text:c="3"/></text:span><text:span text:style-name="Code">^aBlock</text:span></text:p>
        </text:list-header>
      </text:list>
      <text:p text:style-name="Standard"><text:span text:style-name="Code"><text:tab/> <text:s text:c="5"/></text:span><text:span text:style-name="Code">value: arg1</text:span></text:p>
      <text:p text:style-name="Standard"><text:span text:style-name="Code"><text:tab/> <text:s text:c="5"/></text:span><text:span text:style-name="Code">value: arg2</text:span></text:p>
      <text:p text:style-name="Standard"><text:span text:style-name="Code"><text:tab/> <text:s text:c="5"/></text:span><text:span text:style-name="Code">value: arg3.</text:span></text:p>
      <text:p text:style-name="P11"/>
      <text:p text:style-name="P11">And whose implementation in class <text:span text:style-name="Code">False</text:span> would be just:</text:p>
      <text:list xml:id="list1061781931" text:continue-numbering="true" text:style-name="L8">
        <text:list-header>
          <text:p text:style-name="P15"><text:span text:style-name="Code">ifTrue: aBlock arg1: arg1 arg2: arg2 arg3: arg3</text:span></text:p>
          <text:p text:style-name="P15"><text:span text:style-name="Code"><text:s text:c="3"/></text:span><text:span text:style-name="Code">^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2"> optimization. See </text:span><text:a xlink:type="simple" xlink:href="http://www.esug.org/data/Articles/misc/oopsla99-contexts.pdf"><text:span text:style-name="T2">http://www.esug.org/data/Articles/misc/oopsla99-contexts.pdf</text:span></text:a><text:span text:style-name="T2"> for one such implement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text:soft-page-break/>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2111617160" text:style-name="L9">
        <text:list-item>
          <text:p text:style-name="P26">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6">Replace textual names with references to actual variables (each variable is represented by an object). This pass checks that every variable name references a legally reachable variable.</text:p>
        </text:list-item>
        <text:list-item>
          <text:p text:style-name="P26">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6">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1317303482" text:style-name="L10">
        <text:list-item>
          <text:p text:style-name="P27">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7">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7">Traverse the Fog tree from left to right, emitting machine code. This, finally, translates the tree structure of Fog into the linear structure of machine code.</text:p>
        </text:list-item>
        <text:list-item>
          <text:p text:style-name="P2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text:soft-page-break/>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2"> (place in code where a message is sent) the selector is known, since it is a constant. (I’m ignoring </text:span><text:span text:style-name="Code">#perform:</text:span><text:span text:style-name="T2">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2">In Mist, syntactic self sends for which a method with that selector exists in the defining class always invoke that method, </text:span><text:span text:style-name="T2">ignoring the class of the receiver.</text:span><text:span text:style-name="T2"> </text:span><text:span text:style-name="T2">In this case, the receiver is early-</text:span><text:span text:style-name="T2">bound</text:span><text:span text:style-name="T2">, compiled to a simple call of the target method, with no lookup at runtime required. This places a </text:span><text:span text:style-name="T1">dependency</text:span><text:span text:style-name="T2"> on the target method. For instance, if the target method is recompiled, the address of its machine code may change, and the machine code of the call at the send site will have to change to match. </text:span><text:span text:style-name="T2">Or if the target method is deleted, the simple call will have to be converted to a method lookup.</text:span></text:p>
      <text:p text:style-name="Text_20_body"><text:span text:style-name="T2">For send sites that cannot determine the target method at compile time, we rely on the selector, since it </text:span><text:span text:style-name="T1">is</text:span><text:span text:style-name="T2"> known at compile time. </text:span><text:span text:style-name="T2">In Mist, a Selector is not just a Symbol, but a first-class object with quite a bit of associated information. One of the things that a Selector has is a method dictionary. This is a variant of an identity dictionary, </text:span><text:span text:style-name="T2">where each</text:span><text:span text:style-name="T2"> key </text:span><text:span text:style-name="T2">is a</text:span><text:span text:style-name="T2"> class and </text:span><text:span text:style-name="T2">each</text:span><text:span text:style-name="T2"> value </text:span><text:span text:style-name="T2">is the address of the machine code of the method to invoke if an instance of that class is sent a message with the method dictionary’s </text:span><text:span text:style-name="T2">selector.</text:span><text:span text:style-name="T2"> </text:span><text:span text:style-name="T2">Each send site has a reference to the appropriate method dictionary compiled into it. At runtime, it sends a lookup message to the dictionary, which answers the address to call. So message sending works.</text:span></text:p>
      <text:p text:style-name="Text_20_body"><text:span text:style-name="T2">But </text:span><text:span text:style-name="T1">wait</text:span><text:span text:style-name="T2">, you might say! If you’re sending a message to a method dictionary every time you need to send a message, then how do you send the message to the method dictionary itself? Well, </text:span><text:span text:style-name="T1">that</text:span><text:span text:style-name="T2"> message send is hard-coded at the send site. But the lookup code of the method dictionary is itself written in Mist, so i</text:span><text:span text:style-name="T2">t must also send messages in order to do its job. </text:span></text:p>
      <text:p text:style-name="P6">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text:soft-page-break/>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1204282266" text:continue-list="list1061781931" text:style-name="L8">
        <text:list-header>
          <text:p text:style-name="P15"><text:span text:style-name="Code">at: offset put: value</text:span></text:p>
          <text:p text:style-name="P15"><text:span text:style-name="Code"><text:s text:c="2"/>^self doesNotUnderstand: </text:span></text:p>
          <text:p text:style-name="P15"><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Private methods</text:h>
      <text:p text:style-name="Text_20_body">&gt;&gt;&gt;Needs to be written</text:p>
      <text:h text:style-name="Heading_20_1" text:outline-level="1">Teams</text:h>
      <text:p text:style-name="Text_20_body">&gt;&gt;&gt;Needs to be written</text:p>
      <text:h text:style-name="Heading_20_1" text:outline-level="1">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text:soft-page-break/>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text:span><text:span text:style-name="Cod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2">, available at </text:span></text:p>
      <text:p text:style-name="Text_20_body"><text:a xlink:type="simple" xlink:href="http://www.x86-64.org/documentation/abi.pdf"><text:span text:style-name="T2">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P29"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2">, return from a method continues the suspended evaluation of the method that sent the message that invoked the method that is returning, which is always the most-recently suspended evaluation. A </text:span><text:span text:style-name="T1">non-local return</text:span><text:span text:style-name="T2"> may return to a method </text:span><text:span text:style-name="T2">activation that is deeper on the stack, without completing the intervening </text:span><text:span text:style-name="T2">suspended </text:span><text:span text:style-name="T2">method activations.</text:span></text:p>
      <text:p text:style-name="Text_20_body"><text:span text:style-name="T2">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span></text:p>
      <text:p text:style-name="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2">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Text_20_body"><text:span text:style-name="T2">The elements of the NLR stack are of two classes of objects, ReturnPoints and UnwindBlocks.</text:span></text:p>
      <text:p text:style-name="Text_20_body"><text:soft-page-break/><text:span text:style-name="T2">A ReturnPoint contains an address within the hardware stack. To perform a non-local return, this value is stored in the hardware stack pointer, and the next normal return will return to that point on the stack. Details below.</text:span></text:p>
      <text:p text:style-name="Text_20_body"><text:span text:style-name="T2">An UnwindBlock specifies a block that must be evaluated during a non-local return that will discard its point on the stack. An UnwindBlock is put on the NLR stack during the evaluation of the specified code.</text:span></text:p>
      <text:p text:style-name="Text_20_body"><text:span text:style-name="T2">Implementation of </text:span><text:span text:style-name="Code">#ensure:</text:span><text:span text:style-name="T2"> and </text:span><text:span text:style-name="Code">#ifCurtailed:</text:span><text:span text:style-name="T2"> is fairly simple.</text:span><text:span text:style-name="T2"> </text:span><text:span text:style-name="T2">A</text:span><text:span text:style-name="T2">pproximate implementations:</text:span></text:p>
      <text:p text:style-name="P13"><text:span text:style-name="Code"><text:span text:style-name="T2"><text:s text:c="2"/></text:span></text:span><text:span text:style-name="Code">ifCurtailed: terminationBlock</text:span></text:p>
      <text:p text:style-name="P13"><text:span text:style-name="Code"><text:s text:c="4"/></text:span><text:span text:style-name="Code">| stackElement result |</text:span></text:p>
      <text:p text:style-name="P13"><text:span text:style-name="Code"><text:s text:c="4"/>stackElement := UnwindBlock for: terminationBlock.</text:span></text:p>
      <text:p text:style-name="P13"><text:span text:style-name="Code"><text:s text:c="4"/>NlrStack push: stackElement.</text:span></text:p>
      <text:p text:style-name="P13"><text:span text:style-name="Code"><text:s text:c="4"/>result := self value.</text:span></text:p>
      <text:p text:style-name="P13"><text:span text:style-name="Code"><text:s text:c="4"/>"We only get here if I returned normally"</text:span></text:p>
      <text:p text:style-name="P13"><text:span text:style-name="Code"><text:s text:c="4"/>NlrStack pop: stackElement.</text:span></text:p>
      <text:p text:style-name="P13"><text:span text:style-name="Code"><text:s text:c="4"/>^ result.</text:span></text:p>
      <text:p text:style-name="P13"/>
      <text:p text:style-name="P13"><text:span text:style-name="Code"><text:s text:c="2"/></text:span><text:span text:style-name="Code">ensure: terminationBlock</text:span></text:p>
      <text:p text:style-name="P13"><text:span text:style-name="Code"><text:s text:c="4"/></text:span><text:span text:style-name="Code">| result |</text:span></text:p>
      <text:p text:style-name="P13"><text:span text:style-name="Code"><text:s text:c="4"/></text:span><text:span text:style-name="Code">result := self ifCurtailed: terminationBlock.</text:span></text:p>
      <text:p text:style-name="P13"><text:span text:style-name="Code"><text:s text:c="4"/></text:span><text:span text:style-name="Code">"We only get here if I returned normally."</text:span></text:p>
      <text:p text:style-name="P13"><text:span text:style-name="Code"><text:s text:c="4"/></text:span><text:span text:style-name="Code">terminationBlock value.</text:span></text:p>
      <text:p text:style-name="P13"><text:span text:style-name="Code"><text:s text:c="4"/></text:span><text:span text:style-name="Code">^ result.</text:span></text:p>
      <text:p text:style-name="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P12"><text:span text:style-name="Code"><text:s text:c="2"/>foo</text:span></text:p>
      <text:p text:style-name="P13"><text:span text:style-name="Code"><text:s text:c="4"/></text:span><text:span text:style-name="Code">self isBar ifTrue: [^ 'yep'].</text:span></text:p>
      <text:p text:style-name="P13"><text:span text:style-name="Code"><text:s text:c="4"/></text:span><text:span text:style-name="Code">self beBar.</text:span></text:p>
      <text:p text:style-name="P13"><text:span text:style-name="Code"><text:s text:c="4"/>^ 'converted'.</text:span></text:p>
      <text:p text:style-name="Text_20_body">This would be translated by the compiler to the Fog equivalent of something like:</text:p>
      <text:p text:style-name="P12"><text:span text:style-name="Code"><text:s text:c="2"/>foo</text:span></text:p>
      <text:p text:style-name="P12"><text:span text:style-name="Code"><text:s text:c="4"/></text:span><text:span text:style-name="Code">| stackPointerValue returnPoint |</text:span></text:p>
      <text:p text:style-name="P12"><text:span text:style-name="Code"><text:s text:c="4"/></text:span><text:span text:style-name="Code">stackPointerValue := Stack pointerValueLess: 3.</text:span></text:p>
      <text:p text:style-name="P12"><text:span text:style-name="Code"><text:s text:c="4"/></text:span><text:span text:style-name="Code">returnPoint := ReturnPoint returningTo: stackPointerValue.</text:span></text:p>
      <text:p text:style-name="P13"><text:span text:style-name="Code"><text:s text:c="4"/></text:span><text:span text:style-name="Code">self isBar ifTrue: [returnPoint return: 'yep'].</text:span></text:p>
      <text:p text:style-name="P13"><text:span text:style-name="Code"><text:s text:c="4"/></text:span><text:span text:style-name="Code">self beBar.</text:span></text:p>
      <text:p text:style-name="P13"><text:span text:style-name="Code"><text:s text:c="4"/></text:span><text:span text:style-name="Code">returnPoint invalidateAndPop.</text:span></text:p>
      <text:p text:style-name="P13"><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text:soft-page-break/>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returningTo:</text:span> message creates a ReturnPoint instance with the given value for the stack pointer, and pushes it onto the NLR stack. Sending <text:span text:style-name="Code">#invalidateAndPop</text:span> to the ReturnPoint lets it know that it should signal an error on any attempt to return through it, since the context it would return from is no longer valid, and pops it from the NLR stack.</text:p>
      <text:p text:style-name="Text_20_body">The remaining piece of the non-local-return puzzle is the implementation of <text:span text:style-name="Code">#return:</text:span> in ReturnPoint. It might look something like this:</text:p>
      <text:p text:style-name="P12"><text:span text:style-name="Code"><text:s text:c="2"/>return: anObject</text:span></text:p>
      <text:p text:style-name="P12"><text:span text:style-name="Code"><text:s text:c="4"/></text:span><text:span text:style-name="Code">isValid </text:span></text:p>
      <text:p text:style-name="P12"><text:span text:style-name="Code"><text:s text:c="6"/>ifFalse: [self error]</text:span></text:p>
      <text:p text:style-name="P12"><text:span text:style-name="Code"><text:s text:c="6"/>ifTrue: [NlrStack unwindTo: self.</text:span></text:p>
      <text:p text:style-name="P13"><text:span text:style-name="Code"><text:s text:c="15"/>Stack setStackPointerTo: savedStackPointer </text:span></text:p>
      <text:p text:style-name="P13"><text:span text:style-name="Code"><text:s text:c="20"/>andReturn: anObject].</text:span></text:p>
      <text:p text:style-name="P13"><text:span text:style-name="Code"><text:s text:c="4"/></text:span><text:span text:style-name="Code">"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NlrStack class:</text:p>
      <text:p text:style-name="P12"><text:span text:style-name="Code"><text:s text:c="2"/>unwindTo: anNlrStackElement</text:span></text:p>
      <text:p text:style-name="P12"><text:span text:style-name="Code"><text:s text:c="4"/>topElement unwindTo: </text:span><text:span text:style-name="Code">anNlrStackElement</text:span><text:span text:style-name="Code">.</text:span></text:p>
      <text:p text:style-name="P12"/>
      <text:p text:style-name="Text_20_body">In ReturnPoint:</text:p>
      <text:p text:style-name="P12"><text:span text:style-name="Code"><text:s text:c="2"/>unwindTo: </text:span><text:span text:style-name="Code">anNlrStackElement</text:span></text:p>
      <text:p text:style-name="P12"><text:span text:style-name="Code"><text:s text:c="4"/>self invalidateAndPop.</text:span></text:p>
      <text:p text:style-name="P12"><text:span text:style-name="Code"><text:s text:c="4"/>^</text:span><text:span text:style-name="Code">anNlrStackElement</text:span><text:span text:style-name="Code"> == self</text:span></text:p>
      <text:p text:style-name="Text_20_body"><text:span text:style-name="Code"><text:s text:c="6"/>ifFalse: [nextElement unwindTo: </text:span><text:span text:style-name="Code">anNlrStackElement</text:span><text:span text:style-name="Code">].</text:span></text:p>
      <text:p text:style-name="Text_20_body">In UnwindBlock:</text:p>
      <text:p text:style-name="P12"><text:span text:style-name="Code"><text:s text:c="2"/>unwindTo: </text:span><text:span text:style-name="Code">anNlrStackElement</text:span></text:p>
      <text:p text:style-name="P12"><text:span text:style-name="Code"><text:s text:c="4"/>self invalidateAndPop.</text:span></text:p>
      <text:p text:style-name="P12"><text:span text:style-name="Code"><text:s text:c="4"/></text:span><text:span text:style-name="Code">terminationBlock value.</text:span></text:p>
      <text:p text:style-name="P12"><text:span text:style-name="Code"><text:s text:c="4"/>^</text:span><text:span text:style-name="Code">anNlrStackElement</text:span><text:span text:style-name="Code"> == self</text:span></text:p>
      <text:p text:style-name="P12"><text:span text:style-name="Code"><text:s text:c="6"/>ifFalse: [nextElement unwindTo: </text:span><text:span text:style-name="Code">anNlrStackElement</text:span><text:span text:style-name="Code">].</text:span></text:p>
      <text:p text:style-name="P12"/>
      <text:h text:style-name="Heading_20_1" text:outline-level="1"><text:soft-page-break/>Exceptions</text:h>
      <text:p text:style-name="Text_20_body">Exceptions in Mist are intended to have the same semantics as ANSI Smalltalk exceptions, though minor deviations might become necessary due to differences between Mist and Smalltalk.</text:p>
      <text:p text:style-name="Text_20_body">Most exception functionality is provided by the class ExceptionHandler. This class defines at least the following instance variables:</text:p>
      <text:list xml:id="list1282495503" text:style-name="L11">
        <text:list-item>
          <text:p text:style-name="P28">nextHandler</text:p>
        </text:list-item>
        <text:list-item>
          <text:p text:style-name="P28">exception</text:p>
        </text:list-item>
        <text:list-item>
          <text:p text:style-name="P28">isOuter</text:p>
        </text:list-item>
        <text:list-item>
          <text:p text:style-name="P28">needsRetry</text:p>
        </text:list-item>
        <text:list-item>
          <text:p text:style-name="P28">actionBlock</text:p>
        </text:list-item>
        <text:list-item>
          <text:p text:style-name="P28">returnBlock</text:p>
        </text:list-item>
        <text:list-item>
          <text:p text:style-name="P28">protectedBlock</text:p>
        </text:list-item>
        <text:list-item>
          <text:p text:style-name="P28">actionUnwindBlock</text:p>
        </text:list-item>
        <text:list-item>
          <text:p text:style-name="P28">signalingEnvironment</text:p>
        </text:list-item>
      </text:list>
      <text:h text:style-name="Heading_20_2" text:outline-level="2">Establishing handlers</text:h>
      <text:p text:style-name="Text_20_body">Exception handlers are established by sending <text:span text:style-name="Code">#on:do:</text:span> to a <text:span text:style-name="T1">protected block</text:span><text:span text:style-name="T2">. For the duration of the evaluation of the protected block, the exceptions specified by the argument to on: will be handled by the block sent as an argument to do:. This would be implemented something like this:</text:span></text:p>
      <text:p text:style-name="P12"><text:span text:style-name="Code"/></text:p>
      <text:p text:style-name="P12"><text:span text:style-name="Code">on: exceptionSelector do: actionBlock</text:span></text:p>
      <text:p text:style-name="P12"><text:span text:style-name="Code"><text:s text:c="4"/>| handler |</text:span></text:p>
      <text:p text:style-name="P12"><text:span text:style-name="Code"><text:s text:c="4"/>handler := ExceptionHandler </text:span></text:p>
      <text:p text:style-name="P12"><text:span text:style-name="Code"><text:s text:c="17"/>addWithExceptionSelector: exceptionSelector</text:span></text:p>
      <text:p text:style-name="P12"><text:span text:style-name="Code"><text:s text:c="17"/>actionBlock: actionBlock</text:span></text:p>
      <text:p text:style-name="P12"><text:span text:style-name="Code"><text:s text:c="17"/>protectedBlock: self.</text:span></text:p>
      <text:p text:style-name="P12"><text:span text:style-name="Code"><text:s text:c="4"/>^[handler evaluateProtectedBlock] ensure: [handler invalidateAndPop].</text:span></text:p>
      <text:p text:style-name="P12"><text:span text:style-name="Code"/></text:p>
      <text:p text:style-name="P12"><text:span text:style-name="Code">evaluateProtectedBlock</text:span></text:p>
      <text:p text:style-name="P12"><text:span text:style-name="Code"><text:s text:c="2"/>| result |</text:span></text:p>
      <text:p text:style-name="P12"><text:span text:style-name="Code"><text:s text:c="2"/>[needsRetry] whileTrue: [result := self innerEvaluate].</text:span></text:p>
      <text:p text:style-name="P12"><text:span text:style-name="Code"><text:s text:c="2"/>^result.</text:span></text:p>
      <text:p text:style-name="P12"><text:span text:style-name="Code"/></text:p>
      <text:p text:style-name="P12"><text:span text:style-name="Code">innerEvaluate</text:span></text:p>
      <text:p text:style-name="P12"><text:span text:style-name="Code"><text:s text:c="3"/>needsRetry := false.</text:span></text:p>
      <text:p text:style-name="P12"><text:span text:style-name="Code"><text:s text:c="3"/>returnBlock := [:returnValue | ^ returnValue].</text:span></text:p>
      <text:p text:style-name="P12"><text:span text:style-name="Code"><text:s text:c="3"/>^ protectedBlock value.</text:span></text:p>
      <text:p text:style-name="P12"><text:span text:style-name="Code"><text:s text:c="3"/></text:span></text:p>
      <text:p text:style-name="Text_20_body"><text:soft-page-break/>During the evaluation of the protected block (self) the ExceptionHandler is on the skip stack, with an action block to evaluate in case one of the exceptions in the exceptionSelector is signaled. It also has a returnBlock which the handler can use to terminate evaluation of the protected block if it likes. This method pushes two elements onto the skip stack – a ReturnPoint, and an ExceptionHandler. The functions of these two elements could be performed by a single element, but this would require more complex code, so Mist's initial implementation will use the two-element scheme.</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s text:c="2"/>pass</text:span></text:p>
      <text:p text:style-name="P12"><text:span text:style-name="Code"><text:s text:c="4"/>ExceptionHandler exceptionEnvironment: nextHandler.</text:span></text:p>
      <text:p text:style-name="P12"><text:span text:style-name="Code"><text:s text:c="5"/>^ exception signal.</text:span></text:p>
      <text:p text:style-name="P12"><text:span text:style-name="Code"><text:s text:c="2"/></text:span></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Text_20_body"><text:span text:style-name="Code"><text:s text:c="4"/>newHandler handle: exception.</text:span></text:p>
      <text:h text:style-name="Heading_20_2" text:outline-level="2">Signaling an exception</text:h>
      <text:p text:style-name="Text_20_body">An exception is signaled by sending it <text:span text:style-name="Code">#signal</text:span>. Its response is to search the skip stack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2"><text:span text:style-name="Code"><text:s text:c="2"/>signal</text:span></text:p>
      <text:p text:style-name="P12"><text:span text:style-name="Code"><text:s text:c="4"/>handler := ExceptionHandler findHandlerFor: self.</text:span></text:p>
      <text:p text:style-name="P12"><text:span text:style-name="Code"><text:s text:c="4"/>^ self handle.</text:span></text:p>
      <text:p text:style-name="P12"><text:span text:style-name="Code"/></text:p>
      <text:p text:style-name="P12"><text:span text:style-name="Code"><text:s text:c="2"/>handle</text:span></text:p>
      <text:p text:style-name="P12"><text:span text:style-name="Code"><text:s text:c="4"/>| result |</text:span></text:p>
      <text:p text:style-name="P12"><text:span text:style-name="Code"><text:s text:c="4"/></text:span><text:span text:style-name="Code">result := handler = nil </text:span></text:p>
      <text:p text:style-name="P12"><text:span text:style-name="Code"><text:s text:c="16"/></text:span><text:span text:style-name="Code">ifTrue: [self defaultAction]</text:span></text:p>
      <text:p text:style-name="P12"><text:span text:style-name="Code"><text:s text:c="16"/>ifFalse: [self handleWith: handler].</text:span></text:p>
      <text:p text:style-name="P12"><text:span text:style-name="Code"><text:s text:c="4"/>“If we reach here, the handler has resumed.”</text:span></text:p>
      <text:p text:style-name="P12"><text:span text:style-name="Code"><text:s text:c="4"/></text:span><text:span text:style-name="Code">isResumable ifFalse: [IllegalResumeAttempt signal].</text:span></text:p>
      <text:p text:style-name="P12"><text:span text:style-name="Code"><text:s text:c="4"/>^ result.</text:span></text:p>
      <text:p text:style-name="P12"><text:span text:style-name="Code"/></text:p>
      <text:p text:style-name="P12"><text:span text:style-name="Code"><text:s text:c="2"/>handleWith: aHandler</text:span></text:p>
      <text:p text:style-name="P12"><text:span text:style-name="Code"><text:s text:c="4"/>handler := aHandler.</text:span></text:p>
      <text:p text:style-name="P12"><text:span text:style-name="Code"><text:s text:c="4"/>signalingEnvironment := ExceptionHandler exceptionEnvironment.</text:span></text:p>
      <text:p text:style-name="Standard"><text:span text:style-name="Code"><text:s text:c="4"/>ExceptionHandler exceptionEnvironment: handler nextHandler.</text:span></text:p>
      <text:p text:style-name="P12"><text:span text:style-name="Code"><text:s text:c="4"/>^ handler handle: self.</text:span></text:p>
      <text:p text:style-name="P12"/>
      <text:p text:style-name="P12">In ExceptionHandler:</text:p>
      <text:p text:style-name="P12"><text:span text:style-name="Code"><text:s text:c="2"/></text:span></text:p>
      <text:p text:style-name="P12"><text:soft-page-break/><text:span text:style-name="Code"><text:s text:c="2"/>handle: anException</text:span></text:p>
      <text:p text:style-name="P12"><text:span text:style-name="Code"><text:s text:c="4"/>exception := anException.</text:span></text:p>
      <text:p text:style-name="P12"><text:span text:style-name="Code"><text:s text:c="4"/>actionUnwindBlock := [:returnValue | ^ returnValue].</text:span></text:p>
      <text:p text:style-name="P12"><text:span text:style-name="Code"><text:s text:c="4"/>“The actionBlock may not return. If it does, the value </text:span></text:p>
      <text:p text:style-name="P12"><text:span text:style-name="Code"><text:s text:c="5"/>it answers must be answered from the #on:do: that established</text:span></text:p>
      <text:p text:style-name="P12"><text:span text:style-name="Code"><text:s text:c="5"/>my actionBlock.”</text:span></text:p>
      <text:p text:style-name="P12"><text:span text:style-name="Code"><text:s text:c="4"/>[self return: (actionBlock value: anException)] ensure: [self reset].</text:span></text:p>
      <text:p text:style-name="P12"><text:span text:style-name="Code"><text:s text:c="4"/>“Flow of control never gets here.”</text:span></text:p>
      <text:p text:style-name="P12"><text:span text:style-name="Code"><text:s text:c="3"/></text:span></text:p>
      <text:p text:style-name="P12">reset needs to set isValid to false, isOuter to false, exception to nil...</text:p>
      <text:p text:style-name="P12"><text:span text:style-name="Code"><text:s/></text:span></text:p>
      <text:p text:style-name="Text_20_body"/>
      <text:h text:style-name="Heading_20_2" text:outline-level="2">Finding a handler</text:h>
      <text:p text:style-name="Text_20_body">To find a handler for a signaled exception, the SkipStack class sends <text:span text:style-name="Code">#findHandlerFor:ifNone:</text:span> to the stack element that is the top element of the current exception environment. When no exception handler is running, this is the top of the skip stack. Each element asks itself whether it handles the given exception. If so, it answers itself; if not it sends the message on to the next deeper element on the skip stack. If this chain gets to the bottom of the stack, the unhandled exception handler (which handles everything) will send <text:span text:style-name="Code">#defaultAction</text:span>.</text:p>
      <text:p text:style-name="Text_20_body">In ExceptionHandler class:</text:p>
      <text:p text:style-name="P12"><text:span text:style-name="Code"><text:s text:c="2"/>findHandlerFor: anException</text:span></text:p>
      <text:p text:style-name="P12"><text:span text:style-name="Code"><text:s text:c="4"/>^ exceptionEnvironment findHandlerFor: anException.</text:span></text:p>
      <text:p text:style-name="P12"><text:span text:style-name="Code"/></text:p>
      <text:p text:style-name="Text_20_body">In ExceptionHandler:</text:p>
      <text:p text:style-name="P12"><text:span text:style-name="Code"/></text:p>
      <text:p text:style-name="P12"><text:span text:style-name="Code"><text:s text:c="2"/>findHandlerFor: anException</text:span></text:p>
      <text:p text:style-name="P12"><text:span text:style-name="Code"><text:s text:c="4"/>^ self handles: anException </text:span></text:p>
      <text:p text:style-name="P12"><text:span text:style-name="Code"><text:s text:c="8"/>ifTrue: [self]</text:span></text:p>
      <text:p text:style-name="P12"><text:span text:style-name="Code"><text:s text:c="8"/>ifFalse: [nextHandler findHandlerFor: anException].</text:span></text:p>
      <text:p text:style-name="Text_20_body"/>
      <text:p text:style-name="Text_20_body">… note to self... SkipStack is never empty and its first element is always the UHE handler...</text:p>
      <text:p text:style-name="P12"><text:span text:style-name="Code"><text:s text:c="2"/></text:span></text:p>
      <text:h text:style-name="Heading_20_2" text:outline-level="2">Handler actions</text:h>
      <text:p text:style-name="Text_20_body">&gt;&gt;&gt;More needs to be written</text:p>
      <text:h text:style-name="Heading_20_3" text:outline-level="3">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2"><text:soft-page-break/><text:span text:style-name="Code"><text:s text:c="2"/>return</text:span></text:p>
      <text:p text:style-name="P12"><text:span text:style-name="Code"><text:s text:c="4"/>self return: nil.</text:span></text:p>
      <text:p text:style-name="P12"><text:span text:style-name="Code"/></text:p>
      <text:p text:style-name="P12"><text:span text:style-name="Code"><text:s text:c="2"/>return: returnValue</text:span></text:p>
      <text:p text:style-name="P12"><text:span text:style-name="Code"><text:s text:c="4"/>“Can only send this from within an action block.”</text:span></text:p>
      <text:p text:style-name="P12"><text:span text:style-name="Code"><text:s text:c="4"/>self validHandler return: returnValue.</text:span></text:p>
      <text:p text:style-name="P12"><text:span text:style-name="Code"/></text:p>
      <text:p text:style-name="P12"><text:span text:style-name="Code"><text:s text:c="2"/>isHandled</text:span></text:p>
      <text:p text:style-name="P12"><text:span text:style-name="Code"><text:s text:c="4"/>^ handler ~~ nil and: [handler isValid].</text:span></text:p>
      <text:p text:style-name="P12"><text:span text:style-name="Code"/></text:p>
      <text:p text:style-name="P12"><text:span text:style-name="Code"/></text:p>
      <text:p text:style-name="P12"><text:span text:style-name="Code"><text:s/>validHandler</text:span></text:p>
      <text:p text:style-name="P12"><text:span text:style-name="Code"><text:s text:c="4"/>^ self isHandled ifTrue: [handler] ifFalse: [self error]</text:span></text:p>
      <text:p text:style-name="P12"><text:span text:style-name="Code"/></text:p>
      <text:p text:style-name="P12">In ExceptionHandler:<text:span text:style-name="Code"> </text:span></text:p>
      <text:p text:style-name="P12"><text:span text:style-name="Code"/></text:p>
      <text:p text:style-name="P12"><text:span text:style-name="Code"><text:s text:c="2"/>return: returnValue</text:span></text:p>
      <text:p text:style-name="P12"><text:span text:style-name="Code"><text:s text:c="4"/>self ensureValid.</text:span></text:p>
      <text:p text:style-name="P12"><text:span text:style-name="Code"><text:s text:c="4"/>returnBlock value: returnValue.</text:span></text:p>
      <text:p text:style-name="P12"><text:span text:style-name="Code"><text:s text:c="4"/>“The send above does not return to here.”</text:span></text:p>
      <text:p text:style-name="P12"><text:span text:style-name="Code"/></text:p>
      <text:p text:style-name="P12"><text:span text:style-name="Code"><text:s text:c="2"/>ensureValid</text:span></text:p>
      <text:p text:style-name="P12"><text:span text:style-name="Code"><text:s text:c="4"/>isValid ifFalse: [self error].</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2"><text:span text:style-name="Code"><text:s text:c="2"/>resume</text:span></text:p>
      <text:p text:style-name="P12"><text:span text:style-name="Code"><text:s text:c="4"/>self resume: nil.</text:span></text:p>
      <text:p text:style-name="P12"><text:span text:style-name="Code"/></text:p>
      <text:p text:style-name="P12"><text:span text:style-name="Code"><text:s text:c="2"/>resume: resumptionValue</text:span></text:p>
      <text:p text:style-name="P12"><text:span text:style-name="Code"><text:s text:c="4"/>“Can only send this from within an action block.”</text:span></text:p>
      <text:p text:style-name="P12"><text:span text:style-name="Code"><text:s text:c="4"/>self validHandler resume: resumptionValue.</text:span></text:p>
      <text:p text:style-name="P12"><text:span text:style-name="Code"/></text:p>
      <text:p text:style-name="P12">In ExceptionHandler:</text:p>
      <text:p text:style-name="P12"><text:span text:style-name="Code"/></text:p>
      <text:p text:style-name="P12"><text:span text:style-name="Code"><text:s text:c="2"/>resume: resumptionValue</text:span></text:p>
      <text:p text:style-name="P12"><text:span text:style-name="Code"><text:s text:c="4"/>self ensureValid.</text:span></text:p>
      <text:p text:style-name="P12"><text:span text:style-name="Code"><text:s text:c="4"/>^ (isOuter or: [exception isResumable]) </text:span></text:p>
      <text:p text:style-name="P12"><text:span text:style-name="Code"><text:s text:c="8"/>ifTrue: [actionUnwindBlock value: resumptionValue]</text:span></text:p>
      <text:p text:style-name="P12"><text:span text:style-name="Code"><text:s text:c="8"/>ifFalse: [self error]</text:span></text:p>
      <text:p text:style-name="P12"><text:span text:style-name="Code"/></text:p>
      <text:p text:style-name="Standard">Here, we once again use non-local return in order to unwind the stack. In this case, we're only unwinding any unwind blocks invoked by the exception action block.</text:p>
      <text:h text:style-name="Heading_20_3" text:outline-level="3"><text:soft-page-break/>Pass</text:h>
      <text:p text:style-name="Text_20_body">When the message <text:span text:style-name="Code">#pass</text:span> is sent to an exception from within a handler's action block, we act as though that handler had never been found, and go to the next deeper handler on the stack, or the defaultAction if no deeper handler found.</text:p>
      <text:p text:style-name="Text_20_body">In exceptions:</text:p>
      <text:p text:style-name="P12"><text:span text:style-name="Code"><text:s text:c="2"/>pass</text:span></text:p>
      <text:p text:style-name="P12"><text:span text:style-name="Code"><text:s text:c="4"/>^ self validHandler pass.</text:span></text:p>
      <text:p text:style-name="P12"><text:span text:style-name="Code"/></text:p>
      <text:p text:style-name="P12">In ExceptionHandler:</text:p>
      <text:p text:style-name="P12"><text:span text:style-name="Code"/></text:p>
      <text:p text:style-name="P12"><text:span text:style-name="Code"><text:s text:c="2"/>pass</text:span></text:p>
      <text:p text:style-name="P12"><text:span text:style-name="Code"><text:s text:c="4"/>| newHandler |</text:span></text:p>
      <text:p text:style-name="P12"><text:span text:style-name="Code"><text:s text:c="4"/>newHandler := nextHandler findHandlerFor: exception.</text:span></text:p>
      <text:p text:style-name="P12"><text:span text:style-name="Code"><text:s text:c="4"/>newHandler isOuter: isOuter.</text:span></text:p>
      <text:p text:style-name="P12"><text:span text:style-name="Code"><text:s text:c="4"/>newHandler handle: exception.</text:span></text:p>
      <text:h text:style-name="Heading_20_3" text:outline-level="3">Outer</text:h>
      <text:p text:style-name="Text_20_body">In exceptions:</text:p>
      <text:p text:style-name="P12"><text:span text:style-name="Code"><text:s text:c="2"/>outer</text:span></text:p>
      <text:p text:style-name="P12"><text:span text:style-name="Code"><text:s text:c="4"/>^ self validHandler outer.</text:span></text:p>
      <text:p text:style-name="P12"><text:span text:style-name="Code"/></text:p>
      <text:p text:style-name="P12">In ExceptionHandler:</text:p>
      <text:p text:style-name="P12"><text:span text:style-name="Code"><text:s text:c="2"/></text:span></text:p>
      <text:p text:style-name="P12"><text:span text:style-name="Code"><text:s text:c="2"/>outer</text:span></text:p>
      <text:p text:style-name="P12"><text:span text:style-name="Code"><text:s text:c="4"/>| newHandler |</text:span></text:p>
      <text:p text:style-name="P12"><text:span text:style-name="Code"><text:s text:c="4"/>newHandler := nextHandler findHandlerFor: exception ifNone: [nil].</text:span></text:p>
      <text:p text:style-name="P12"><text:span text:style-name="Code"><text:s text:c="4"/>newHandler isOuter: true.</text:span></text:p>
      <text:p text:style-name="P12"><text:span text:style-name="Code"><text:s text:c="4"/>newHandler handle: exception.</text:span></text:p>
      <text:h text:style-name="Heading_20_3" text:outline-level="3">Retry</text:h>
      <text:p text:style-name="Text_20_body">In exceptions:</text:p>
      <text:p text:style-name="P12"><text:span text:style-name="Code"><text:s text:c="2"/>retry</text:span></text:p>
      <text:p text:style-name="P12"><text:span text:style-name="Code"><text:s text:c="4"/>^ self validHandler retry.</text:span></text:p>
      <text:p text:style-name="P12"><text:span text:style-name="Code"/></text:p>
      <text:p text:style-name="P12">In ExceptionHandler:</text:p>
      <text:p text:style-name="P12"><text:span text:style-name="Code"><text:s text:c="2"/></text:span></text:p>
      <text:p text:style-name="P12"><text:span text:style-name="Code"><text:s text:c="2"/>retry</text:span></text:p>
      <text:p text:style-name="P12"><text:span text:style-name="Code"><text:s text:c="4"/>needsRetry := true.</text:span></text:p>
      <text:p text:style-name="P12"><text:span text:style-name="Code"><text:s text:c="4"/>returnBlock value: nil.</text:span></text:p>
      <text:p text:style-name="P12"><text:span text:style-name="Code"><text:s text:c="4"/>“Execution does not reach here.”</text:span></text:p>
      <text:p text:style-name="P12"><text:span text:style-name="Code"><text:s text:c="4"/></text:span></text:p>
      <text:h text:style-name="Heading_20_3" text:outline-level="3">RetryUsing</text:h>
      <text:p text:style-name="Text_20_body">In exceptions:</text:p>
      <text:p text:style-name="P12"><text:span text:style-name="Code"><text:s text:c="2"/>retryUsing: newProtectedBlock</text:span></text:p>
      <text:p text:style-name="P12"><text:span text:style-name="Code"><text:s text:c="4"/>^ self validHandler retryUsing: newProtectedBlock.</text:span></text:p>
      <text:p text:style-name="P12"><text:span text:style-name="Code"/></text:p>
      <text:p text:style-name="P12"><text:soft-page-break/>In ExceptionHandler:</text:p>
      <text:p text:style-name="P12"><text:span text:style-name="Code"><text:s text:c="2"/></text:span></text:p>
      <text:p text:style-name="P12"><text:span text:style-name="Code"><text:s text:c="2"/>retryUsing: newProtectedBlock</text:span></text:p>
      <text:p text:style-name="P12"><text:span text:style-name="Code"><text:s text:c="4"/>protectedBlock := newProtectedBlock.</text:span></text:p>
      <text:p text:style-name="P12"><text:span text:style-name="Code"><text:s text:c="4"/>^ self retry.</text:span></text:p>
      <text:p text:style-name="P12"><text:span text:style-name="Code"/></text:p>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Optimization opportunities</text:h>
      <text:p text:style-name="Text_20_body">&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text-align="start" style:justify-single-word="false" fo:orphans="2" fo:widows="2" fo:text-indent="0in" style:auto-text-indent="false" style:writing-mode="lr-tb"/>
      <style:text-properties fo:color="#000000" style:text-outline="false" style:text-line-through-style="none" fo:font-style="normal" fo:text-shadow="none" style:text-underline-style="none" fo:font-weight="normal" style:letter-kerning="true" style:font-name-asian="DejaVu Sans" style:font-size-asian="18pt" style:font-style-asian="normal" style:font-weight-asian="normal" style:font-name-complex="Liberation Sans1" style:font-size-complex="12pt" style:text-emphasize="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1"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fo:font-size="12pt"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AR PL UMing HK1" style:font-size-asian="10pt" style:font-name-complex="Liberation Mono" style:font-size-complex="10pt"/>
    </style:style>
    <style:style style:name="Object_20_with_20_arrow" style:display-name="Object with arr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Default_7e_LT_7e_Untertitel" style:display-name="Default~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Notizen" style:display-name="Default~LT~Notizen"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 style:family="paragraph" style:default-outline-level="">
      <style:paragraph-properties fo:margin="100%" fo:margin-left="0in" fo:margin-right="0in" fo:margin-top="0in" fo:margin-bottom="0in" fo:text-align="start" style:justify-single-word="false" fo:orphans="2" fo:widows="2" fo:text-indent="0in" style:auto-text-indent="false" style:writing-mode="lr-tb"/>
      <style:text-properties fo:color="#000000" style:font-name="Lohit Hindi" fo:font-size="18pt" style:letter-kerning="true" style:font-name-asian="DejaVu Sans" style:font-size-asian="18pt" style:font-name-complex="Liberation Sans1"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Notes" style:family="paragraph" style:default-outline-level="">
      <style:paragraph-properties fo:margin="100%"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style:font-name-asian="OpenSymbol" style:font-name-complex="OpenSymbol"/>
    </style:style>
    <style:style style:name="Code" style:family="text">
      <style:text-properties style:font-name="Liberation Mono"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3.5$Linux_X86_64 LibreOffice_project/350m1$Build-2</meta:generator>
    <dc:date>2014-08-17T13:22:36</dc:date>
    <meta:editing-duration>P21DT1H14M19S</meta:editing-duration>
    <meta:editing-cycles>233</meta:editing-cycles>
    <meta:document-statistic meta:table-count="0" meta:image-count="1" meta:object-count="0" meta:page-count="26" meta:paragraph-count="530" meta:word-count="8848" meta:character-count="56987" meta:non-whitespace-character-count="47288"/>
  </office:meta>
</office:document-meta>
</file>